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d597"/>
    </style:style>
    <style:style style:name="P2" style:family="paragraph" style:parent-style-name="Preformatted_20_Text">
      <style:text-properties style:text-position="0% 100%" officeooo:paragraph-rsid="0022bba9"/>
    </style:style>
    <style:style style:name="P3" style:family="paragraph" style:parent-style-name="Preformatted_20_Text">
      <style:text-properties officeooo:paragraph-rsid="0027098b"/>
    </style:style>
    <style:style style:name="P4" style:family="paragraph" style:parent-style-name="Preformatted_20_Text">
      <style:text-properties style:font-name="sans-serif" fo:font-size="12pt" officeooo:rsid="0015d597" officeooo:paragraph-rsid="00207f2d" style:font-size-asian="12pt" style:font-size-complex="12pt"/>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officeooo:paragraph-rsid="00245716"/>
    </style:style>
    <style:style style:name="P7" style:family="paragraph" style:parent-style-name="Preformatted_20_Text">
      <style:paragraph-properties fo:margin-top="0cm" fo:margin-bottom="0.499cm" loext:contextual-spacing="false"/>
      <style:text-properties officeooo:rsid="00255436" officeooo:paragraph-rsid="00255436"/>
    </style:style>
    <style:style style:name="P8" style:family="paragraph" style:parent-style-name="Preformatted_20_Text">
      <style:paragraph-properties fo:margin-top="0cm" fo:margin-bottom="0.499cm" loext:contextual-spacing="false"/>
      <style:text-properties fo:font-weight="normal" style:font-weight-asian="normal" style:font-weight-complex="normal"/>
    </style:style>
    <style:style style:name="P9" style:family="paragraph" style:parent-style-name="Preformatted_20_Text">
      <style:paragraph-properties fo:margin-top="0cm" fo:margin-bottom="0.499cm" loext:contextual-spacing="false"/>
      <style:text-properties fo:font-weight="bold"/>
    </style:style>
    <style:style style:name="P10" style:family="paragraph" style:parent-style-name="Standard">
      <style:text-properties officeooo:rsid="000f1fac" officeooo:paragraph-rsid="000f1fac"/>
    </style:style>
    <style:style style:name="P11" style:family="paragraph" style:parent-style-name="Standard">
      <style:text-properties style:font-name="sans-serif" fo:font-size="12pt" officeooo:paragraph-rsid="0013c36e"/>
    </style:style>
    <style:style style:name="P12" style:family="paragraph" style:parent-style-name="Standard">
      <style:text-properties style:font-name="sans-serif" fo:font-size="12pt" officeooo:rsid="0015d597" officeooo:paragraph-rsid="0015d597"/>
    </style:style>
    <style:style style:name="P13" style:family="paragraph" style:parent-style-name="Standard">
      <style:text-properties style:font-name="sans-serif" fo:font-size="12pt" officeooo:rsid="000f1fac" officeooo:paragraph-rsid="0010484c" style:font-size-asian="12pt" style:font-size-complex="12pt"/>
    </style:style>
    <style:style style:name="P14" style:family="paragraph" style:parent-style-name="Standard">
      <style:text-properties style:font-name="sans-serif" fo:font-size="12pt" officeooo:rsid="0013ba0e" officeooo:paragraph-rsid="0010484c" style:font-size-asian="12pt" style:font-size-complex="12pt"/>
    </style:style>
    <style:style style:name="P15" style:family="paragraph" style:parent-style-name="Standard">
      <style:text-properties style:font-name="sans-serif" fo:font-size="12pt" officeooo:rsid="0013ba0e" officeooo:paragraph-rsid="0013c36e" style:font-size-asian="12pt" style:font-size-complex="12pt"/>
    </style:style>
    <style:style style:name="P16" style:family="paragraph" style:parent-style-name="Standard">
      <style:text-properties style:font-name="sans-serif" fo:font-size="12pt" officeooo:rsid="0015d597" officeooo:paragraph-rsid="0015d597" style:font-size-asian="12pt" style:font-size-complex="12pt"/>
    </style:style>
    <style:style style:name="P17" style:family="paragraph" style:parent-style-name="Standard">
      <style:text-properties style:font-name="sans-serif" fo:font-size="12pt" officeooo:rsid="0015d597" officeooo:paragraph-rsid="00207f2d" style:font-size-asian="12pt" style:font-size-complex="12pt"/>
    </style:style>
    <style:style style:name="P18" style:family="paragraph" style:parent-style-name="Standard">
      <style:text-properties style:font-name="sans-serif" fo:font-size="12pt" officeooo:rsid="001a87f8" officeooo:paragraph-rsid="001a87f8" style:font-size-asian="12pt" style:font-size-complex="12pt"/>
    </style:style>
    <style:style style:name="P19" style:family="paragraph" style:parent-style-name="Standard">
      <style:text-properties style:font-name="sans-serif" fo:font-size="12pt" officeooo:rsid="0021f2d9" officeooo:paragraph-rsid="0021f2d9" style:font-size-asian="12pt" style:font-size-complex="12pt"/>
    </style:style>
    <style:style style:name="P20" style:family="paragraph" style:parent-style-name="Standard">
      <style:text-properties style:font-name="sans-serif" fo:font-size="12pt" officeooo:rsid="0022bba9" officeooo:paragraph-rsid="0022bba9" style:font-size-asian="12pt" style:font-size-complex="12pt"/>
    </style:style>
    <style:style style:name="P21" style:family="paragraph" style:parent-style-name="Standard">
      <style:text-properties style:font-name="sans-serif" fo:font-size="12pt" officeooo:rsid="0029053d" officeooo:paragraph-rsid="0029053d" style:font-size-asian="12pt" style:font-size-complex="12pt"/>
    </style:style>
    <style:style style:name="P22" style:family="paragraph" style:parent-style-name="Standard">
      <style:text-properties style:font-name="Liberation Mono" fo:font-size="12pt" officeooo:paragraph-rsid="0010484c"/>
    </style:style>
    <style:style style:name="P23" style:family="paragraph" style:parent-style-name="Standard">
      <style:text-properties style:font-name="Liberation Serif" fo:font-size="12pt" officeooo:rsid="000f1fac" officeooo:paragraph-rsid="000f1fac" style:font-size-asian="12pt" style:font-size-complex="12pt"/>
    </style:style>
    <style:style style:name="P24" style:family="paragraph" style:parent-style-name="Standard">
      <style:text-properties style:font-name="Liberation Serif" fo:font-size="12pt" officeooo:rsid="000f1fac" officeooo:paragraph-rsid="0010484c" style:font-size-asian="12pt" style:font-size-complex="12pt"/>
    </style:style>
    <style:style style:name="P25" style:family="paragraph" style:parent-style-name="Standard">
      <style:text-properties style:font-name="Liberation Serif" fo:font-size="13.5pt" officeooo:rsid="000f1fac" officeooo:paragraph-rsid="000f1fac" style:font-size-asian="12pt" style:font-size-complex="12pt"/>
    </style:style>
    <style:style style:name="T1" style:family="text">
      <style:text-properties style:font-name="sans-serif"/>
    </style:style>
    <style:style style:name="T2" style:family="text">
      <style:text-properties style:font-name="sans-serif" officeooo:rsid="000f1fac" style:font-size-asian="12pt" style:font-size-complex="12pt"/>
    </style:style>
    <style:style style:name="T3" style:family="text">
      <style:text-properties style:font-name="sans-serif" officeooo:rsid="0013ba0e" style:font-size-asian="12pt" style:font-size-complex="12pt"/>
    </style:style>
    <style:style style:name="T4" style:family="text">
      <style:text-properties officeooo:rsid="001209be"/>
    </style:style>
    <style:style style:name="T5" style:family="text">
      <style:text-properties style:font-name="monospace" officeooo:rsid="0013ba0e" style:font-size-asian="12pt" style:font-size-complex="12pt"/>
    </style:style>
    <style:style style:name="T6" style:family="text">
      <style:text-properties style:font-size-asian="12pt" style:font-size-complex="12pt"/>
    </style:style>
    <style:style style:name="T7" style:family="text">
      <style:text-properties officeooo:rsid="0013ba0e" style:font-size-asian="12pt" style:font-size-complex="12pt"/>
    </style:style>
    <style:style style:name="T8" style:family="text">
      <style:text-properties officeooo:rsid="00165bbf"/>
    </style:style>
    <style:style style:name="T9" style:family="text">
      <style:text-properties officeooo:rsid="001c859b"/>
    </style:style>
    <style:style style:name="T10" style:family="text">
      <style:text-properties officeooo:rsid="001f4f28"/>
    </style:style>
    <style:style style:name="T11" style:family="text">
      <style:text-properties officeooo:rsid="0021f2d9"/>
    </style:style>
    <style:style style:name="T12" style:family="text">
      <style:text-properties fo:font-weight="bold"/>
    </style:style>
    <style:style style:name="T13" style:family="text">
      <style:text-properties fo:font-style="italic"/>
    </style:style>
    <style:style style:name="T14" style:family="text">
      <style:text-properties officeooo:rsid="00245716"/>
    </style:style>
    <style:style style:name="T15" style:family="text">
      <style:text-properties officeooo:rsid="002554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e checked out folder is in downloads inside lab2.</text:p>
      <text:p text:style-name="P10"/>
      <text:p text:style-name="P23">In this assignment, you will create a user level thread level library which implies that it is supported above the kernel in user space and are managed without kernel support.</text:p>
      <text:p text:style-name="P23"/>
      <text:p text:style-name="P23"/>
      <text:p text:style-name="P25">These are some of the functions that need to be implemented in this are</text:p>
      <text:p text:style-name="P24">myThread_create (thread,attr,start_routine,arg)</text:p>
      <text:p text:style-name="P24">myThread_exit (status)</text:p>
      <text:p text:style-name="P24">myThread_cancel (thread)</text:p>
      <text:p text:style-name="P24">myThread_attr_init (attr)</text:p>
      <text:p text:style-name="P24">myThread_attr_destroy (attr)</text:p>
      <text:p text:style-name="P24">myThread_t pthread_self(void)</text:p>
      <text:p text:style-name="P24">myThread_yield(void)</text:p>
      <text:p text:style-name="P24">myThread_join(int tid)</text:p>
      <text:p text:style-name="P24"/>
      <text:p text:style-name="P24">Once multiple threads are running, you will need a way of switching between different threads</text:p>
      <text:p text:style-name="P24"/>
      <text:p text:style-name="P24">you could use the library functions setjmp and longjmp. </text:p>
      <text:p text:style-name="P24"/>
      <text:p text:style-name="P24"><text:span text:style-name="T4">I</text:span>n a nutshell, setjmp saves the current state of a thread into a jmp_buf structure. longjmp uses this structure to restore (jump back) to a previously saved state.</text:p>
      <text:p text:style-name="P24"/>
      <text:p text:style-name="P24">More precisely, you can have the currently executing thread call setjmp and save the result in the thread's TCB. Then, your thread subsystem can pick another thread, and use the saved jmp_buf of that thread together with longjmp to resume the executionof the new thread.</text:p>
      <text:p text:style-name="P24"/>
      <text:p text:style-name="P13">The process of picking another thread is called scheduling. In our system, all scheduling queues should be FIFO. This includes the ready queue and thequeue of threads waiting for a signal.</text:p>
      <text:p text:style-name="P24"/>
      <text:p text:style-name="P13">Now we need to force the thread of a program to call setjmp every once in a while </text:p>
      <text:p text:style-name="P13"/>
      <text:p text:style-name="P22"><text:span text:style-name="T2">To solve this issue, we can make use of signals and alarms. More precisely, we can use the ualarm or the setitimer function to set up a periodic timer that sends a SIGALRM signal every X milliseconds </text:span><text:span text:style-name="T3">(</text:span><text:span text:style-name="T1">X to be 50ms)</text:span></text:p>
      <text:p text:style-name="P13"/>
      <text:p text:style-name="P13">Whenever the alarm goes of, the operating system will invoke the signal handler for SIGALRM. So, you caninstall your own, custom signal handler that performs the scheduling (switching between threads) for you. For installing this signal handler, you should use sigaction with the SA_NODEFER flag (read the man page for sigaction for details).</text:p>
      <text:p text:style-name="P13"/>
      <text:p text:style-name="P13">Note that we require that your thread system supports thread preemption and switches between multiple threads that are ready</text:p>
      <text:p text:style-name="P13"/>
      <text:p text:style-name="P13">To ensure atomicity of multiple operations, users will use locks thatyou provide. To implement those locks, you COULD use the "compare andswap" routine provided by the x86.</text:p>
      <text:p text:style-name="P13"/>
      <text:p text:style-name="P13"><text:soft-page-break/>This gives you the background to implement the myThreadswitch() function which does the scheduling for you.</text:p>
      <text:p text:style-name="P13"/>
      <text:p text:style-name="P13">Single thread: A program that creates and thread (which prints something out) and then waits for it to complete</text:p>
      <text:p text:style-name="P13"/>
      <text:p text:style-name="P22"><text:span text:style-name="T2">Multiple threads: creates multiple threads and then waits for all of them to complete. The threads should be run in FIFO order. There may be a large number of these, too --which could stress whether you clean up the thread stack when don</text:span><text:span text:style-name="T3">e.</text:span></text:p>
      <text:p text:style-name="P14"/>
      <text:p text:style-name="P14">Multiple threads + yield: creates multiple threads which frequently yield to each other. Testing whether yield works and FIFO ordering is preserved.</text:p>
      <text:p text:style-name="P14"/>
      <text:p text:style-name="P14">Multiple threads + lock: creates threads and has them call lock/unlock on a single lock around a critical section.</text:p>
      <text:p text:style-name="P13"/>
      <text:p text:style-name="P13">Multiple threads + lock + yield: creates threads, which grab lock then yield. Makes sure that lock is still held properly across yielding. Also makes sure that lock queue is managed in FIFO order.</text:p>
      <text:p text:style-name="P13"/>
      <text:p text:style-name="P22"><text:span text:style-name="T2">Multiple threads + condition variable: creates two threads which use a condition variable to wait/signal each othe</text:span><text:span text:style-name="T3">r</text:span></text:p>
      <text:p text:style-name="P14"/>
      <text:p text:style-name="P14">Multiple threads + condition variable + yield: creates threads which use condition variables and locks to test whether condition variable queues are managed in FIFO order.</text:p>
      <text:p text:style-name="P14"/>
      <text:p text:style-name="P14"/>
      <text:p text:style-name="P14">------------------------------------------------------------------------------------------------</text:p>
      <text:p text:style-name="P14">Multi threaded Matrix Multiplicationwith N threads</text:p>
      <text:p text:style-name="P14"/>
      <text:p text:style-name="P22"><text:span text:style-name="T3">1. Multi threaded Matrix Multiplicationwith N threads</text:span><text:span text:style-name="T5">o</text:span><text:span text:style-name="T3">Plot a graph with respect to time taken versus N (=1 to 40)</text:span><text:span text:style-name="T5">o</text:span><text:span text:style-name="T3">Calculate the average context switch overhead with our thread library </text:span><text:span text:style-name="T5">o</text:span><text:span text:style-name="T3">Repeat the experiment with pThreads and compare the average context switch overheads inboth cases</text:span></text:p>
      <text:p text:style-name="P14"/>
      <text:p text:style-name="P22"><text:span text:style-name="T3">2. Bounded Buffer (Producer Consumer) with N containers, M producers and M Consumers (M&lt;N)</text:span><text:span text:style-name="T5">o</text:span><text:span text:style-name="T3">In this simulation, you should make each producer and consumerprint when it acquires a container or deposits a container.</text:span><text:span text:style-name="T5">o</text:span><text:span text:style-name="T3">Youmust also maintain a shared buffer that tracks and prints how many containers have been produced and consumed. The producers and consumers should each stop after 10*Nitems have been either produced or consumed.</text:span></text:p>
      <text:p text:style-name="P14"/>
      <text:p text:style-name="P14">Your thread library needs to be built into a dynamically-linked shared library.</text:p>
      <text:p text:style-name="P14"/>
      <text:p text:style-name="P14">The library should be called libmyOwnthread.so</text:p>
      <text:p text:style-name="P14"/>
      <text:p text:style-name="P14">What do you turn in:</text:p>
      <text:p text:style-name="P14">myOwnthread.h, the header file that defines the functions exported by your library</text:p>
      <text:p text:style-name="P14"/>
      <text:p text:style-name="P14"><text:soft-page-break/>The multiple source code and header files that implement the functionality exported by userthread.h</text:p>
      <text:p text:style-name="P14"/>
      <text:p text:style-name="P14">A Makefile to build your code. Typing make should build libmyOwnThread.so.</text:p>
      <text:p text:style-name="P14"/>
      <text:p text:style-name="P14">libmyOwnThread.soshould be compiled with the following flags: -Wall -fpic</text:p>
      <text:p text:style-name="P14"/>
      <text:p text:style-name="P14">The application src codes</text:p>
      <text:p text:style-name="P14"/>
      <text:p text:style-name="P15">The makefile should have multiple targets</text:p>
      <text:p text:style-name="P11"><text:span text:style-name="T5">o</text:span><text:span text:style-name="T7">make matrix</text:span></text:p>
      <text:p text:style-name="P11"><text:span text:style-name="T5">o</text:span><text:span text:style-name="T7">make boundedBuffer</text:span></text:p>
      <text:p text:style-name="P11"><text:span text:style-name="T5">o</text:span><text:span text:style-name="T7">make all</text:span></text:p>
      <text:p text:style-name="P11"><text:span text:style-name="T5">o</text:span><text:span text:style-name="T7">make clean</text:span></text:p>
      <text:p text:style-name="P15"/>
      <text:p text:style-name="P15">A file called README which includes any additional nodes on your program that you think are important.</text:p>
      <text:p text:style-name="P15"/>
      <text:p text:style-name="P15">You should not turn in any binary or .o files. Only turn in source code and header files</text:p>
      <text:p text:style-name="P15"/>
      <text:p text:style-name="P15"/>
      <text:p text:style-name="P12"><text:span text:style-name="T7">=</text:span><text:span text:style-name="T6">==============================================</text:span></text:p>
      <text:p text:style-name="P12"><text:a xlink:type="simple" xlink:href="https://stackoverflow.com/questions/9145321/implementing-a-user-level-threads-package" text:style-name="Internet_20_link" text:visited-style-name="Visited_20_Internet_20_Link"><text:span text:style-name="T6">https://stackoverflow.com/questions/9145321/implementing-a-user-level-threads-package</text:span></text:a></text:p>
      <text:p text:style-name="P16"/>
      <text:p text:style-name="P12"><text:a xlink:type="simple" xlink:href="https://swtch.com/libtask/" text:style-name="Internet_20_link" text:visited-style-name="Visited_20_Internet_20_Link"><text:span text:style-name="T6">https://swtch.com/libtask/</text:span></text:a><text:span text:style-name="T6"> <text:s/>: A Coroutine Library for C and Unix.</text:span></text:p>
      <text:p text:style-name="P16"/>
      <text:p text:style-name="P12"><text:a xlink:type="simple" xlink:href="https://stackoverflow.com/questions/26445912/implementing-user-level-threads-library-starting-a-new-thread-homework?noredirect=1&amp;lq=1" text:style-name="Internet_20_link" text:visited-style-name="Visited_20_Internet_20_Link"><text:span text:style-name="T6">https://stackoverflow.com/questions/26445912/implementing-user-level-threads-library-starting-a-new-thread-homework?noredirect=1&amp;lq=1</text:span></text:a></text:p>
      <text:p text:style-name="P16"/>
      <text:p text:style-name="P1"><text:span text:style-name="T8">On s</text:span>uccessful <text:s/>completion, pthread_create() shall store the ID of the created thread in the location referenced by thread.</text:p>
      <text:p text:style-name="P1"/>
      <text:p text:style-name="P1">The pthread_create() function shall fail if:</text:p>
      <text:p text:style-name="Preformatted_20_Text"/>
      <text:p text:style-name="Preformatted_20_Text"><text:s text:c="7"/>EAGAIN The <text:s/>system <text:s/>lacked <text:s/>the <text:s/>necessary <text:s/>resources to create another</text:p>
      <text:p text:style-name="Preformatted_20_Text"><text:s text:c="14"/>thread, or the system-imposed <text:s/>limit <text:s/>on <text:s/>the <text:s/>total <text:s/>number <text:s/>of</text:p>
      <text:p text:style-name="Preformatted_20_Text"><text:s text:c="14"/>threads in a process {PTHREAD_THREADS_MAX} would be exceeded.</text:p>
      <text:p text:style-name="Preformatted_20_Text"/>
      <text:p text:style-name="Preformatted_20_Text"><text:s text:c="7"/>EINVAL The value specified by attr is invalid.</text:p>
      <text:p text:style-name="Preformatted_20_Text"/>
      <text:p text:style-name="Preformatted_20_Text"><text:s text:c="7"/>EPERM <text:s/>The <text:s/>caller <text:s/>does <text:s/>not <text:s/>have <text:s/>appropriate <text:s/>permission to set the</text:p>
      <text:p text:style-name="P5"><text:s text:c="14"/>required scheduling parameters or scheduling policy.</text:p>
      <text:p text:style-name="P1"/>
      <text:p text:style-name="P18">U<text:span text:style-name="T9">ala</text:span>rm or settimer():</text:p>
      <text:p text:style-name="P16"/>
      <text:p text:style-name="P16"><text:a xlink:type="simple" xlink:href="https://stackoverflow.com/questions/2086126/need-programs-that-illustrate-use-of-settimer-and-alarm-functions-in-gnu-c" text:style-name="Internet_20_link" text:visited-style-name="Visited_20_Internet_20_Link">https://stackoverflow.com/questions/2086126/need-programs-that-illustrate-use-of-settimer-and-alarm-functions-in-gnu-c</text:a></text:p>
      <text:p text:style-name="P16"/>
      <text:p text:style-name="P16"><text:a xlink:type="simple" xlink:href="https://github.com/alsgud3229/OS_project3/blob/95fe7bcc24717271383cea91f8ea375e27bb5896/lib/mythread.c" text:style-name="Internet_20_link" text:visited-style-name="Visited_20_Internet_20_Link">https://github.com/alsgud3229/OS_project3/blob/95fe7bcc24717271383cea91f8ea375e27bb5896/lib/mythread.c</text:a></text:p>
      <text:p text:style-name="P16"/>
      <text:p text:style-name="P16"><text:soft-page-break/><text:a xlink:type="simple" xlink:href="https://github.com/SuramVishal/oslab/blob/60483b4129af49e52e608d432119214060cb6334/tfcfs.c" text:style-name="Internet_20_link" text:visited-style-name="Visited_20_Internet_20_Link">https://github.com/SuramVishal/oslab/blob/60483b4129af49e52e608d432119214060cb6334/tfcfs.c</text:a></text:p>
      <text:p text:style-name="P16"/>
      <text:p text:style-name="P16"><text:a xlink:type="simple" xlink:href="https://github.com/SuramVishal/oslab/blob/master/trr.c" text:style-name="Internet_20_link" text:visited-style-name="Visited_20_Internet_20_Link">https://github.com/SuramVishal/oslab/blob/master/trr.c</text:a></text:p>
      <text:p text:style-name="P16"/>
      <text:p text:style-name="P17"><text:span text:style-name="T10">+</text:span><text:span text:style-name="T11">++</text:span></text:p>
      <text:p text:style-name="P17"><text:a xlink:type="simple" xlink:href="https://github.com/Dzinator/Projects-in-C/tree/730141b2200c2041641c5ab8d2795d5810f194e2/C/threadPackage" text:style-name="Internet_20_link" text:visited-style-name="Visited_20_Internet_20_Link">https://github.com/Dzinator/Projects-in-C/tree/730141b2200c2041641c5ab8d2795d5810f194e2/C/threadPackage</text:a></text:p>
      <text:p text:style-name="P17"/>
      <text:p text:style-name="P19">+.5</text:p>
      <text:p text:style-name="P17"><text:a xlink:type="simple" xlink:href="https://github.com/cadesalaberry/mythread/blob/9d8cd8de180fe30e810d13ff14e7f13b9fe348de/mythread.h" text:style-name="Internet_20_link" text:visited-style-name="Visited_20_Internet_20_Link">https://github.com/cadesalaberry/mythread/blob/9d8cd8de180fe30e810d13ff14e7f13b9fe348de/mythread.h</text:a></text:p>
      <text:p text:style-name="P17"/>
      <text:p text:style-name="P19">++</text:p>
      <text:p text:style-name="P17"><text:a xlink:type="simple" xlink:href="https://github.com/saitej3/apptester/blob/86e91992a32342c3b9a58ebf634746a3277f3da0/OS-master/OS-ane/thread%20library/mythread.c" text:style-name="Internet_20_link" text:visited-style-name="Visited_20_Internet_20_Link">https://github.com/saitej3/apptester/blob/86e91992a32342c3b9a58ebf634746a3277f3da0/OS-master/OS-ane/thread%20library/mythread.c</text:a></text:p>
      <text:p text:style-name="P17"/>
      <text:p text:style-name="P19">+.5</text:p>
      <text:p text:style-name="P17"><text:a xlink:type="simple" xlink:href="https://github.com/makalaaneesh/3-1/blob/553bea4cc3170fb87a2823f07a898785a108a232/OS/thread%20library/mythread.c" text:style-name="Internet_20_link" text:visited-style-name="Visited_20_Internet_20_Link">https://github.com/makalaaneesh/3-1/blob/553bea4cc3170fb87a2823f07a898785a108a232/OS/thread%20library/mythread.c</text:a></text:p>
      <text:p text:style-name="P17"/>
      <text:p text:style-name="P17"/>
      <text:p text:style-name="P21">++</text:p>
      <text:p text:style-name="P17"><text:a xlink:type="simple" xlink:href="https://github.com/mghegde/Thread-Library-implementation/tree/master/thread_creation" text:style-name="Internet_20_link" text:visited-style-name="Visited_20_Internet_20_Link">https://github.com/mghegde/Thread-Library-implementation/tree/master/thread_creation</text:a></text:p>
      <text:p text:style-name="P17"/>
      <text:p text:style-name="P21">+</text:p>
      <text:p text:style-name="P17">https://github.com/Arjun-Code-Knight/operating-systems/tree/93275b7a4ee76fb4b825fd5f4f4eb7c328c84e26/Assignment_3/p5</text:p>
      <text:p text:style-name="P17"/>
      <text:p text:style-name="P17"><text:a xlink:type="simple" xlink:href="https://github.com/search?q=myThread_attr_init&amp;type=code" text:style-name="Internet_20_link" text:visited-style-name="Visited_20_Internet_20_Link">https://github.com/search?q=myThread_attr_init&amp;type=code</text:a></text:p>
      <text:p text:style-name="P17"/>
      <text:p text:style-name="P17"><text:a xlink:type="simple" xlink:href="https://computing.llnl.gov/tutorials/pthreads/" text:style-name="Internet_20_link" text:visited-style-name="Visited_20_Internet_20_Link">https://computing.llnl.gov/tutorials/pthreads/</text:a></text:p>
      <text:p text:style-name="P17"/>
      <text:p text:style-name="P17">https://github.com/yuleihit/User-Level-Thread-Library/blob/master/gtthread_sched.c</text:p>
      <text:p text:style-name="P17"/>
      <text:p text:style-name="P17">----------------------------------------------------------------------------------------------------------</text:p>
      <text:p text:style-name="P4">int pthread_create(pthread_t *restrict thread,</text:p>
      <text:p text:style-name="Preformatted_20_Text"><text:s text:c="14"/>const pthread_attr_t *restrict attr,</text:p>
      <text:p text:style-name="P5"><text:s text:c="14"/>void *(*start_routine)(void*), void *restrict arg);</text:p>
      <text:p text:style-name="P4">The <text:s text:c="2"/>pthread_create() <text:s text:c="2"/>function <text:s/>shall <text:s/>create <text:s/>a <text:s/>new <text:s/>thread, <text:s/>with</text:p>
      <text:p text:style-name="Preformatted_20_Text"><text:s text:c="7"/>attributes specified by attr, within a process. If attr <text:s/>is <text:s/>NULL, <text:s/>the</text:p>
      <text:p text:style-name="P5"><text:s text:c="7"/>default <text:s/>attributes <text:s/>shall be used.</text:p>
      <text:p text:style-name="P4">Upon</text:p>
      <text:p text:style-name="Preformatted_20_Text"><text:s text:c="7"/>successful <text:s/>completion, pthread_create() shall store the ID of the cre-</text:p>
      <text:p text:style-name="P5"><text:s text:c="7"/>ated thread in the location referenced by thread.</text:p>
      <text:p text:style-name="P5"/>
      <text:p text:style-name="P5"><text:soft-page-break/><text:s/>The thread is created executing start_routine <text:s/>with <text:s/>arg <text:s/>as <text:s/>its <text:s/>sole</text:p>
      <text:p text:style-name="P5"><text:s text:c="7"/>argument</text:p>
      <text:p text:style-name="P5">If the start_routine returns, the effect shall be as if there</text:p>
      <text:p text:style-name="Preformatted_20_Text"><text:s text:c="7"/>was an implicit call <text:s/>to <text:s/>pthread_exit() <text:s/>using <text:s/>the <text:s/>return <text:s/>value <text:s/>of</text:p>
      <text:p text:style-name="P5"><text:s text:c="7"/>start_routine <text:s/>as the exit status.</text:p>
      <text:p text:style-name="P5"/>
      <text:p text:style-name="P5"/>
      <text:p text:style-name="P17"/>
      <text:p text:style-name="P5">--------------------------------------------------------------------------------</text:p>
      <text:p text:style-name="P2">typedef struct ucontext_t {</text:p>
      <text:p text:style-name="Preformatted_20_Text"><text:s text:c="15"/>struct ucontext_t *uc_link;</text:p>
      <text:p text:style-name="Preformatted_20_Text"><text:s text:c="15"/>sigset_t <text:s text:c="9"/>uc_sigmask;</text:p>
      <text:p text:style-name="Preformatted_20_Text"><text:s text:c="15"/>stack_t <text:s text:c="10"/>uc_stack;</text:p>
      <text:p text:style-name="Preformatted_20_Text"><text:s text:c="15"/>mcontext_t <text:s text:c="7"/>uc_mcontext;</text:p>
      <text:p text:style-name="Preformatted_20_Text"><text:s text:c="15"/>...</text:p>
      <text:p text:style-name="P5"><text:s text:c="11"/>} ucontext_t;</text:p>
      <text:p text:style-name="P2"/>
      <text:p text:style-name="P5"/>
      <text:p text:style-name="P5"><text:span text:style-name="T14">## </text:span>The function <text:span text:style-name="T12">getcontext</text:span>() initializes the structure pointed at by <text:span text:style-name="T13">ucp</text:span></text:p>
      <text:p text:style-name="P6"><text:s text:c="7"/>to the currently active context.</text:p>
      <text:p text:style-name="P6"><text:s/>Here <text:span text:style-name="T13">uc_link</text:span> points to the context that will be resumed when the current context terminates.</text:p>
      <text:p text:style-name="P5"><text:span text:style-name="T13">uc_sigmask</text:span> is the set of signals blocked in this context</text:p>
      <text:p text:style-name="P5"><text:span text:style-name="T13">uc_stack</text:span> is the stack used by this context</text:p>
      <text:p text:style-name="P5">and <text:span text:style-name="T13">uc_mcontext</text:span> is the machine-specific representation of the saved context, that includes the calling thread's machine registers.</text:p>
      <text:p text:style-name="P7">uc_stack parameters:</text:p>
      <text:p text:style-name="P7">typedef struct {</text:p>
      <text:p text:style-name="Preformatted_20_Text"><text:s text:c="15"/>void <text:s/>*ss_sp; <text:s text:c="4"/>/* Base address of stack */</text:p>
      <text:p text:style-name="Preformatted_20_Text"><text:s text:c="15"/>int <text:s text:c="3"/>ss_flags; <text:s/>/* Flags */</text:p>
      <text:p text:style-name="Preformatted_20_Text"><text:s text:c="15"/>size_t ss_size; <text:s text:c="2"/>/* Number of bytes in stack */</text:p>
      <text:p text:style-name="P5"><text:s text:c="11"/>} stack_t;</text:p>
      <text:p text:style-name="P7"/>
      <text:p text:style-name="P5">https://www.man7.org/linux/man-pages/man2/sigaltstack.2.html</text:p>
      <text:p text:style-name="P5">To disable an existing stack, specify <text:span text:style-name="T13">ss.ss_flags</text:span> as <text:span text:style-name="T12">SS_DISABLE</text:span>. <text:s/>In <text:span text:style-name="T15">t</text:span>his case, the kernel ignores any other flags in <text:span text:style-name="T13">ss.ss_flags</text:span> and the remaining fields in <text:span text:style-name="T13">ss</text:span>.</text:p>
      <text:p text:style-name="P9"><text:soft-page-break/>-----------------------------------------------------------------------------</text:p>
      <text:p text:style-name="P5"><text:span text:style-name="T12">void makecontext(ucontext_t *</text:span><text:span text:style-name="T13">ucp</text:span><text:span text:style-name="T12">, void (*</text:span><text:span text:style-name="T13">func</text:span><text:span text:style-name="T12">)(), int </text:span><text:span text:style-name="T13">argc</text:span><text:span text:style-name="T12">, ...);</text:span></text:p>
      <text:p text:style-name="P8">The makecontext() function modifies the context pointed to by <text:span text:style-name="T13">ucp</text:span></text:p>
      <text:p text:style-name="P3"><text:s text:c="7"/>(which was obtained from a call to <text:a xlink:type="simple" xlink:href="https://www.man7.org/linux/man-pages/man3/getcontext.3.html" text:style-name="Internet_20_link" text:visited-style-name="Visited_20_Internet_20_Link">getcontext(3)</text:a>). </text:p>
      <text:p text:style-name="P3"/>
      <text:p text:style-name="P3"><text:s/>Before invoking</text:p>
      <text:p text:style-name="Preformatted_20_Text"><text:s text:c="7"/><text:span text:style-name="T12">makecontext</text:span>(), the caller must allocate a new stack for this context</text:p>
      <text:p text:style-name="Preformatted_20_Text"><text:s text:c="7"/>and assign its address to <text:span text:style-name="T13">ucp-&gt;uc_stack</text:span>, and define a successor</text:p>
      <text:p text:style-name="P5"><text:s text:c="7"/>context and assign its address to <text:span text:style-name="T13">ucp-&gt;uc_link</text:span>.</text:p>
      <text:p text:style-name="P5"><text:span text:style-name="T12">When this context is later activated (using </text:span><text:a xlink:type="simple" xlink:href="https://www.man7.org/linux/man-pages/man3/setcontext.3.html" text:style-name="Internet_20_link" text:visited-style-name="Visited_20_Internet_20_Link"><text:span text:style-name="T12">setcontext(3)</text:span></text:a><text:span text:style-name="T12"> or swapcontext</text:span>()) the function <text:span text:style-name="T13">func</text:span> is called, and passed the series of integer (<text:span text:style-name="T13">int</text:span>) arguments that follow <text:span text:style-name="T13">argc</text:span>; the caller must specify the</text:p>
      <text:p text:style-name="Preformatted_20_Text"><text:s text:c="7"/>number of these arguments in <text:span text:style-name="T13">argc</text:span>. <text:s/>When this function returns, the</text:p>
      <text:p text:style-name="Preformatted_20_Text"><text:s text:c="7"/>successor context is activated. <text:s/>If the successor context pointer is</text:p>
      <text:p text:style-name="P5"><text:s text:c="7"/>NULL, the thread exits.</text:p>
      <text:p text:style-name="P5"/>
      <text:p text:style-name="P5">The <text:span text:style-name="T12">swapcontext</text:span>() function saves the current context in the structure pointed to by <text:span text:style-name="T13">oucp</text:span>, and then activates the context pointed to by <text:span text:style-name="T13">ucp</text:span>. </text:p>
      <text:p text:style-name="P9">The <text:s/>pthread_cancel() <text:s/>function <text:s/>shall request that thread be canceled.</text:p>
      <text:p text:style-name="Preformatted_20_Text"><text:s text:c="7"/>The target thread's cancelability state and type <text:s/>determines <text:s/>when <text:s/>the</text:p>
      <text:p text:style-name="Preformatted_20_Text"><text:s text:c="7"/>cancellation <text:s/>takes effect. When the cancellation is acted on, the can-</text:p>
      <text:p text:style-name="Preformatted_20_Text"><text:s text:c="7"/>cellation cleanup handlers for thread shall be called. <text:s/>When <text:s/>the <text:s/>last</text:p>
      <text:p text:style-name="Preformatted_20_Text"><text:s text:c="7"/>cancellation cleanup handler returns, the thread-specific data destruc-</text:p>
      <text:p text:style-name="Preformatted_20_Text"><text:s text:c="7"/>tor functions shall be called for <text:s/>thread. <text:s/>When <text:s/>the <text:s/>last <text:s/>destructor</text:p>
      <text:p text:style-name="Preformatted_20_Text"><text:s text:c="7"/>function returns, thread shall be terminated.</text:p>
      <text:p text:style-name="Preformatted_20_Text"/>
      <text:p text:style-name="Preformatted_20_Text"><text:s text:c="7"/>The <text:s/>cancellation <text:s/>processing <text:s/>in <text:s/>the <text:s/>target <text:s/>thread <text:s/>shall run asyn-</text:p>
      <text:p text:style-name="Preformatted_20_Text"><text:s text:c="7"/>chronously <text:s/>with <text:s/>respect <text:s/>to <text:s/>the <text:s/>calling <text:s text:c="2"/>thread <text:s text:c="2"/>returning <text:s text:c="2"/>from</text:p>
      <text:p text:style-name="P5"><text:s text:c="7"/>pthread_cancel().</text:p>
      <text:p text:style-name="P9"/>
      <text:p text:style-name="P5"/>
      <text:p text:style-name="P20"/>
      <text:p text:style-name="P20"/>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19:38:22.758778141</meta:creation-date>
    <dc:date>2020-11-02T00:16:05.505513216</dc:date>
    <meta:editing-duration>PT6H20M26S</meta:editing-duration>
    <meta:editing-cycles>26</meta:editing-cycles>
    <meta:generator>LibreOffice/6.4.6.2$Linux_X86_64 LibreOffice_project/40$Build-2</meta:generator>
    <meta:document-statistic meta:table-count="0" meta:image-count="0" meta:object-count="0" meta:page-count="6" meta:paragraph-count="140" meta:word-count="1356" meta:character-count="10953" meta:non-whitespace-character-count="9208"/>
  </office:meta>
</office:document-meta>
</file>